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{</text:p>
      <text:p text:style-name="Standard"><text:s text:c="4"/>margin: 2px;</text:p>
      <text:p text:style-name="Standard"><text:s text:c="4"/>padding: 2px;</text:p>
      <text:p text:style-name="Standard"><text:s text:c="4"/>text-decoration: none;</text:p>
      <text:p text:style-name="Standard"><text:s text:c="4"/>box-sizing: border-box;</text:p>
      <text:p text:style-name="Standard">}</text:p>
      <text:p text:style-name="Standard">* : Sélecteur universel qui cible tous les éléments.</text:p>
      <text:p text:style-name="Standard"/>
      <text:p text:style-name="Standard">margin: 2px; et padding: 2px; : Applique une marge et un remplissage de 2px à tous les éléments.</text:p>
      <text:p text:style-name="Standard"/>
      <text:p text:style-name="Standard">text-decoration: none; : Supprime les décorations de texte par défaut (comme le soulignement des liens).</text:p>
      <text:p text:style-name="Standard"/>
      <text:p text:style-name="Standard">box-sizing: border-box; : Inclut le padding et la bordure dans la largeur et la hauteur totales des éléments.</text:p>
      <text:p text:style-name="Standard"/>
      <text:p text:style-name="Standard"/>
      <text:p text:style-name="Standard">🧍 Corps de la page</text:p>
      <text:p text:style-name="Standard">css</text:p>
      <text:p text:style-name="Standard">Copier</text:p>
      <text:p text:style-name="Standard">Modifier</text:p>
      <text:p text:style-name="Standard">body {</text:p>
      <text:p text:style-name="Standard"><text:s text:c="4"/>font-family: Arial, sans-serif;</text:p>
      <text:p text:style-name="Standard"><text:s text:c="4"/>margin-top: 0;</text:p>
      <text:p text:style-name="Standard"><text:s text:c="4"/>padding: 0px;</text:p>
      <text:p text:style-name="Standard"><text:s text:c="4"/>display: flex;</text:p>
      <text:p text:style-name="Standard"><text:s text:c="4"/>flex-direction: column;</text:p>
      <text:p text:style-name="Standard">}</text:p>
      <text:p text:style-name="Standard">font-family: Arial, sans-serif; : Définit la police principale du site.</text:p>
      <text:p text:style-name="Standard"/>
      <text:p text:style-name="Standard">margin-top: 0; et padding: 0px; : Supprime les marges et les paddings par défaut en haut du corps.</text:p>
      <text:p text:style-name="Standard"/>
      <text:p text:style-name="Standard">display: flex; et flex-direction: column; : Utilise Flexbox pour organiser les enfants du body en colonne.</text:p>
      <text:p text:style-name="Standard"/>
      <text:p text:style-name="Standard"/>
      <text:p text:style-name="Standard">🧭 Barre de navigation</text:p>
      <text:p text:style-name="Standard">css</text:p>
      <text:p text:style-name="Standard">Copier</text:p>
      <text:p text:style-name="Standard">Modifier</text:p>
      <text:p text:style-name="Standard">.navbar {</text:p>
      <text:p text:style-name="Standard"><text:s text:c="4"/>position: fixed;</text:p>
      <text:p text:style-name="Standard"><text:s text:c="4"/>width: 100%;</text:p>
      <text:p text:style-name="Standard"><text:s text:c="4"/>background: #050505;</text:p>
      <text:p text:style-name="Standard"><text:s text:c="4"/>display: flex;</text:p>
      <text:p text:style-name="Standard"><text:s text:c="4"/>justify-content: space-between;</text:p>
      <text:p text:style-name="Standard"><text:s text:c="4"/>align-items: center;</text:p>
      <text:p text:style-name="Standard"><text:s text:c="4"/>padding: 10px 20px;</text:p>
      <text:p text:style-name="Standard">}</text:p>
      <text:p text:style-name="Standard">position: fixed; : Fixe la barre de navigation en haut de la page, même lors du défilement.</text:p>
      <text:p text:style-name="Standard"/>
      <text:p text:style-name="Standard">width: 100%; : La barre occupe toute la largeur de la page.</text:p>
      <text:p text:style-name="Standard"><text:soft-page-break/></text:p>
      <text:p text:style-name="Standard">background: #050505; : Couleur de fond sombre.</text:p>
      <text:p text:style-name="Standard"/>
      <text:p text:style-name="Standard">display: flex; : Utilise Flexbox pour organiser les éléments à l'intérieur.</text:p>
      <text:p text:style-name="Standard"/>
      <text:p text:style-name="Standard">justify-content: space-between; : Espace les éléments à gauche et à droite.</text:p>
      <text:p text:style-name="Standard"/>
      <text:p text:style-name="Standard">align-items: center; : Centre verticalement les éléments.</text:p>
      <text:p text:style-name="Standard"/>
      <text:p text:style-name="Standard">padding: 10px 20px; : Ajoute de l'espace à l'intérieur de la barre.</text:p>
      <text:p text:style-name="Standard"/>
      <text:p text:style-name="Standard"/>
      <text:p text:style-name="Standard"/>
      <text:p text:style-name="Standard">🔤 Logo</text:p>
      <text:p text:style-name="Standard">css</text:p>
      <text:p text:style-name="Standard">Copier</text:p>
      <text:p text:style-name="Standard">Modifier</text:p>
      <text:p text:style-name="Standard">.logo {</text:p>
      <text:p text:style-name="Standard"><text:s text:c="4"/>text-transform: uppercase;</text:p>
      <text:p text:style-name="Standard"><text:s text:c="4"/>color: #cbd4d4;</text:p>
      <text:p text:style-name="Standard">}</text:p>
      <text:p text:style-name="Standard">text-transform: uppercase; : Met le texte en majuscules.</text:p>
      <text:p text:style-name="Standard"/>
      <text:p text:style-name="Standard">color: #cbd4d4; : Couleur du texte gris clair.</text:p>
      <text:p text:style-name="Standard"/>
      <text:p text:style-name="Standard"/>
      <text:p text:style-name="Standard"/>
      <text:p text:style-name="Standard">🔗 Liens</text:p>
      <text:p text:style-name="Standard">css</text:p>
      <text:p text:style-name="Standard">Copier</text:p>
      <text:p text:style-name="Standard">Modifier</text:p>
      <text:p text:style-name="Standard">a {</text:p>
      <text:p text:style-name="Standard"><text:s text:c="4"/>text-decoration: none;</text:p>
      <text:p text:style-name="Standard"><text:s text:c="4"/>color: #f5ecec;</text:p>
      <text:p text:style-name="Standard"><text:s text:c="4"/>font-size: 20px;</text:p>
      <text:p text:style-name="Standard">}</text:p>
      <text:p text:style-name="Standard">text-decoration: none; : Supprime le soulignement des liens.</text:p>
      <text:p text:style-name="Standard"/>
      <text:p text:style-name="Standard">color: #f5ecec; : Couleur du texte des liens.</text:p>
      <text:p text:style-name="Standard"/>
      <text:p text:style-name="Standard">font-size: 20px; : Taille de la police des liens.</text:p>
      <text:p text:style-name="Standard"/>
      <text:p text:style-name="Standard"/>
      <text:p text:style-name="Standard"/>
      <text:p text:style-name="Standard">📎 Liens de navigation</text:p>
      <text:p text:style-name="Standard">css</text:p>
      <text:p text:style-name="Standard">Copier</text:p>
      <text:p text:style-name="Standard">Modifier</text:p>
      <text:p text:style-name="Standard">.nav-links {</text:p>
      <text:p text:style-name="Standard"><text:s text:c="4"/>display: flex;</text:p>
      <text:p text:style-name="Standard"><text:s text:c="4"/>justify-content: space-between;</text:p>
      <text:p text:style-name="Standard"><text:s text:c="4"/>align-items: center;</text:p>
      <text:p text:style-name="Standard"><text:soft-page-break/><text:s text:c="4"/>list-style: none;</text:p>
      <text:p text:style-name="Standard">}</text:p>
      <text:p text:style-name="Standard">display: flex; : Utilise Flexbox pour organiser les liens.</text:p>
      <text:p text:style-name="Standard"/>
      <text:p text:style-name="Standard">justify-content: space-between; : Espace les liens uniformément.</text:p>
      <text:p text:style-name="Standard"/>
      <text:p text:style-name="Standard">align-items: center; : Centre verticalement les liens.</text:p>
      <text:p text:style-name="Standard"/>
      <text:p text:style-name="Standard">list-style: none; : Supprime les puces des listes.</text:p>
      <text:p text:style-name="Standard"/>
      <text:p text:style-name="Standard"/>
      <text:p text:style-name="Standard"/>
      <text:p text:style-name="Standard">🎨 Couleur des liens dans la navigation</text:p>
      <text:p text:style-name="Standard">css</text:p>
      <text:p text:style-name="Standard">Copier</text:p>
      <text:p text:style-name="Standard">Modifier</text:p>
      <text:p text:style-name="Standard">.nav-links ul li a {</text:p>
      <text:p text:style-name="Standard"><text:s text:c="4"/>color: #cbd4d4;</text:p>
      <text:p text:style-name="Standard">}</text:p>
      <text:p text:style-name="Standard">Définit la couleur des liens à l'intérieur de la liste de navigation.</text:p>
      <text:p text:style-name="Standard"/>
      <text:p text:style-name="Standard"/>
      <text:p text:style-name="Standard"/>
      <text:p text:style-name="Standard">🧱 Conteneur principal</text:p>
      <text:p text:style-name="Standard">css</text:p>
      <text:p text:style-name="Standard">Copier</text:p>
      <text:p text:style-name="Standard">Modifier</text:p>
      <text:p text:style-name="Standard">.container {</text:p>
      <text:p text:style-name="Standard"><text:s text:c="4"/>display: flex;</text:p>
      <text:p text:style-name="Standard"><text:s text:c="4"/>flex-direction: column;</text:p>
      <text:p text:style-name="Standard"><text:s text:c="4"/>align-items: center;</text:p>
      <text:p text:style-name="Standard">}</text:p>
      <text:p text:style-name="Standard">display: flex; : Utilise Flexbox pour organiser les éléments.</text:p>
      <text:p text:style-name="Standard"/>
      <text:p text:style-name="Standard">flex-direction: column; : Organise les éléments en colonne.</text:p>
      <text:p text:style-name="Standard"/>
      <text:p text:style-name="Standard">align-items: center; : Centre horizontalement les éléments.</text:p>
      <text:p text:style-name="Standard"/>
      <text:p text:style-name="Standard"/>
      <text:p text:style-name="Standard"/>
      <text:p text:style-name="Standard">🖼️ Image de profil</text:p>
      <text:p text:style-name="Standard">css</text:p>
      <text:p text:style-name="Standard">Copier</text:p>
      <text:p text:style-name="Standard">Modifier</text:p>
      <text:p text:style-name="Standard">.moi {</text:p>
      <text:p text:style-name="Standard"><text:s text:c="4"/>width: 130px;</text:p>
      <text:p text:style-name="Standard"><text:s text:c="4"/>height: 150px;</text:p>
      <text:p text:style-name="Standard"><text:s text:c="4"/>border-radius: 50%;</text:p>
      <text:p text:style-name="Standard">}</text:p>
      <text:p text:style-name="Standard">width et height : Dimensions de l'image.</text:p>
      <text:p text:style-name="Standard"/>
      <text:p text:style-name="Standard">border-radius: 50%; : Rend l'image circulaire.</text:p>
      <text:p text:style-name="Standard"><text:soft-page-break/></text:p>
      <text:p text:style-name="Standard">🔘 Boutons</text:p>
      <text:p text:style-name="Standard">css</text:p>
      <text:p text:style-name="Standard">Copier</text:p>
      <text:p text:style-name="Standard">Modifier</text:p>
      <text:p text:style-name="Standard">button {</text:p>
      <text:p text:style-name="Standard"><text:s text:c="4"/>width: 300px;</text:p>
      <text:p text:style-name="Standard"><text:s text:c="4"/>height: 30px;</text:p>
      <text:p text:style-name="Standard"><text:s text:c="4"/>font-size: 20px;</text:p>
      <text:p text:style-name="Standard"><text:s text:c="4"/>color: #020100;</text:p>
      <text:p text:style-name="Standard"><text:s text:c="4"/>background-color: #3dbe31;</text:p>
      <text:p text:style-name="Standard"><text:s text:c="4"/>border-radius: 40px;</text:p>
      <text:p text:style-name="Standard"><text:s text:c="4"/>margin: 10px;</text:p>
      <text:p text:style-name="Standard"><text:s text:c="4"/>border: none;</text:p>
      <text:p text:style-name="Standard"><text:s text:c="4"/>cursor: pointer;</text:p>
      <text:p text:style-name="Standard">}</text:p>
      <text:p text:style-name="Standard">Définit le style des boutons : taille, couleur, bordure arrondie, etc.</text:p>
      <text:p text:style-name="Standard"/>
      <text:p text:style-name="Standard"/>
      <text:p text:style-name="Standard"/>
      <text:p text:style-name="Standard">🧾 Contenu principal</text:p>
      <text:p text:style-name="Standard">css</text:p>
      <text:p text:style-name="Standard">Copier</text:p>
      <text:p text:style-name="Standard">Modifier</text:p>
      <text:p text:style-name="Standard">main {</text:p>
      <text:p text:style-name="Standard"><text:s text:c="4"/>padding-top: 150px;</text:p>
      <text:p text:style-name="Standard"><text:s text:c="4"/>margin-top: 100px;</text:p>
      <text:p text:style-name="Standard"><text:s text:c="4"/>text-align: center;</text:p>
      <text:p text:style-name="Standard">}</text:p>
      <text:p text:style-name="Standard">padding-top: 150px; : Ajoute de l'espace en haut du contenu principal.</text:p>
      <text:p text:style-name="Standard"/>
      <text:p text:style-name="Standard">margin-top: 100px; : Marge supplémentaire en haut.</text:p>
      <text:p text:style-name="Standard"/>
      <text:p text:style-name="Standard">text-align: center; : Centre le texte.</text:p>
      <text:p text:style-name="Standard"/>
      <text:p text:style-name="Standard"/>
      <text:p text:style-name="Standard"/>
      <text:p text:style-name="Standard">📄 Sections</text:p>
      <text:p text:style-name="Standard">css</text:p>
      <text:p text:style-name="Standard">Copier</text:p>
      <text:p text:style-name="Standard">Modifier</text:p>
      <text:p text:style-name="Standard">main section {</text:p>
      <text:p text:style-name="Standard"><text:s text:c="4"/>padding-top: 50px;</text:p>
      <text:p text:style-name="Standard"><text:s text:c="4"/>padding-bottom: 50px;</text:p>
      <text:p text:style-name="Standard"><text:s text:c="4"/>background-color: #e2e9e2;</text:p>
      <text:p text:style-name="Standard"><text:s text:c="4"/>border-radius: 20px;</text:p>
      <text:p text:style-name="Standard"><text:s text:c="4"/>width: 100%;</text:p>
      <text:p text:style-name="Standard"><text:s text:c="4"/>justify-content: center;</text:p>
      <text:p text:style-name="Standard"><text:s text:c="4"/>align-items: center;</text:p>
      <text:p text:style-name="Standard">}</text:p>
      <text:p text:style-name="Standard">Style des sections à l'intérieur de main : espacement, couleur de fond, bordure arrondie, etc.</text:p>
      <text:p text:style-name="Standard"/>
      <text:p text:style-name="Standard"><text:soft-page-break/>🎯 Liens dans la barre de navigation</text:p>
      <text:p text:style-name="Standard">css</text:p>
      <text:p text:style-name="Standard">Copier</text:p>
      <text:p text:style-name="Standard">Modifier</text:p>
      <text:p text:style-name="Standard">.navbar ul a {</text:p>
      <text:p text:style-name="Standard"><text:s text:c="4"/>color: white;</text:p>
      <text:p text:style-name="Standard">}</text:p>
      <text:p text:style-name="Standard">Définit la couleur des liens dans la barre de navigation.</text:p>
      <text:p text:style-name="Standard"/>
      <text:p text:style-name="Standard"/>
      <text:p text:style-name="Standard"/>
      <text:p text:style-name="Standard">📋 Liens dans les listes</text:p>
      <text:p text:style-name="Standard">css</text:p>
      <text:p text:style-name="Standard">Copier</text:p>
      <text:p text:style-name="Standard">Modifier</text:p>
      <text:p text:style-name="Standard">ul li a {</text:p>
      <text:p text:style-name="Standard"><text:s text:c="4"/>color: #020100;</text:p>
      <text:p text:style-name="Standard">}</text:p>
      <text:p text:style-name="Standard">Définit la couleur des liens à l'intérieur des listes.</text:p>
      <text:p text:style-name="Standard"/>
      <text:p text:style-name="Standard"/>
      <text:p text:style-name="Standard"/>
      <text:p text:style-name="Standard">🧭 Sections avec ancres</text:p>
      <text:p text:style-name="Standard">css</text:p>
      <text:p text:style-name="Standard">Copier</text:p>
      <text:p text:style-name="Standard">Modifier</text:p>
      <text:p text:style-name="Standard">section {</text:p>
      <text:p text:style-name="Standard"><text:s text:c="4"/>scroll-margin-top: 380px;</text:p>
      <text:p text:style-name="Standard"><text:s text:c="4"/>margin-bottom: 40px;</text:p>
      <text:p text:style-name="Standard"><text:s text:c="4"/>padding-top: 100px;</text:p>
      <text:p text:style-name="Standard"><text:s text:c="4"/>margin-top: 100px;</text:p>
      <text:p text:style-name="Standard">}</text:p>
      <text:p text:style-name="Standard">scroll-margin-top: 380px; : Ajoute un espace en haut lors du défilement vers une ancre pour éviter que le contenu soit caché par la barre de navigation fixe.</text:p>
      <text:p text:style-name="Standard"/>
      <text:p text:style-name="Standard">margin-bottom: 40px; : Marge en bas de chaque section.</text:p>
      <text:p text:style-name="Standard"/>
      <text:p text:style-name="Standard">padding-top: 100px; et margin-top: 100px; : Espacement supplémentaire en haut de chaque section.</text:p>
      <text:p text:style-name="Standard"/>
      <text:p text:style-name="Standard"/>
      <text:p text:style-name="Standard"/>
      <text:p text:style-name="Standard">📝 Titres</text:p>
      <text:p text:style-name="Standard">css</text:p>
      <text:p text:style-name="Standard">Copier</text:p>
      <text:p text:style-name="Standard">Modifier</text:p>
      <text:p text:style-name="Standard">h1,</text:p>
      <text:p text:style-name="Standard">h2 {</text:p>
      <text:p text:style-name="Standard"><text:s text:c="4"/>color: #38ca24;</text:p>
      <text:p text:style-name="Standard"><text:s text:c="4"/>text-align: center;</text:p>
      <text:p text:style-name="Standard">}</text:p>
      <text:p text:style-name="Standard"/>
      <text:p text:style-name="Standard">h2 {</text:p>
      <text:p text:style-name="Standard"><text:soft-page-break/><text:s text:c="4"/>font-size: 36px;</text:p>
      <text:p text:style-name="Standard"><text:s text:c="4"/>margin-bottom: 20px;</text:p>
      <text:p text:style-name="Standard">}</text:p>
      <text:p text:style-name="Standard">Style des titres : couleur, alignement, taille, espacement.</text:p>
      <text:p text:style-name="Standard"/>
      <text:p text:style-name="Standard"/>
      <text:p text:style-name="Standard"/>
      <text:p text:style-name="Standard"/>
      <text:p text:style-name="Standard">📜 Listes</text:p>
      <text:p text:style-name="Standard">css</text:p>
      <text:p text:style-name="Standard">Copier</text:p>
      <text:p text:style-name="Standard">Modifier</text:p>
      <text:p text:style-name="Standard">ul {</text:p>
      <text:p text:style-name="Standard"><text:s text:c="4"/>list-style: none;</text:p>
      <text:p text:style-name="Standard">}</text:p>
      <text:p text:style-name="Standard">Supprime les puces des listes.</text:p>
      <text:p text:style-name="Standard"/>
      <text:p text:style-name="Standard"/>
      <text:p text:style-name="Standard"/>
      <text:p text:style-name="Standard"/>
      <text:p text:style-name="Standard">🖼️ Images dans les liens</text:p>
      <text:p text:style-name="Standard">css</text:p>
      <text:p text:style-name="Standard">Copier</text:p>
      <text:p text:style-name="Standard">Modifier</text:p>
      <text:p text:style-name="Standard">li a img {</text:p>
      <text:p text:style-name="Standard"><text:s text:c="4"/>width: 80px;</text:p>
      <text:p text:style-name="Standard"><text:s text:c="4"/>height: 80px;</text:p>
      <text:p text:style-name="Standard"><text:s text:c="4"/>border-radius: 50%;</text:p>
      <text:p text:style-name="Standard"><text:s text:c="4"/>margin-bottom: 10px;</text:p>
      <text:p text:style-name="Standard"><text:s text:c="4"/>text-align: center;</text:p>
      <text:p text:style-name="Standard">}</text:p>
      <text:p text:style-name="Standard">Style des images à l'intérieur des liens : taille, forme circulaire, espacement.</text:p>
      <text:p text:style-name="Standard"/>
      <text:p text:style-name="Standard"/>
      <text:p text:style-name="Standard"/>
      <text:p text:style-name="Standard">📦 Divisions dans les sections</text:p>
      <text:p text:style-name="Standard">css</text:p>
      <text:p text:style-name="Standard">Copier</text:p>
      <text:p text:style-name="Standard">Modifier</text:p>
      <text:p text:style-name="Standard">section div {</text:p>
      <text:p text:style-name="Standard"><text:s text:c="4"/>width: 200px;</text:p>
      <text:p text:style-name="Standard"><text:s text:c="4"/>height: 100px;</text:p>
      <text:p text:style-name="Standard"><text:s text:c="4"/>background-color: white;</text:p>
      <text:p text:style-name="Standard"><text:s text:c="4"/>margin: 3px;</text:p>
      <text:p text:style-name="Standard"><text:s text:c="4"/>display: inline-block;</text:p>
      <text:p text:style-name="Standard"><text:s text:c="4"/>text-decoration: none;</text:p>
      <text:p text:style-name="Standard"><text:s text:c="4"/>list-style: none;</text:p>
      <text:p text:style-name="Standard"><text:s text:c="4"/>text-align: center;</text:p>
      <text:p text:style-name="Standard">}</text:p>
      <text:p text:style-name="Standard">Style des divs à l'intérieur des sections : dimensions, couleur de fond, espacement, etc.</text:p>
      <text:p text:style-name="Standard"/>
      <text:p text:style-name="Standard"/>
      <text:p text:style-name="Standard"><text:soft-page-break/></text:p>
      <text:p text:style-name="Standard">📬 Formulaire</text:p>
      <text:p text:style-name="Standard">css</text:p>
      <text:p text:style-name="Standard">Copier</text:p>
      <text:p text:style-name="Standard">Modifier</text:p>
      <text:p text:style-name="Standard">form {</text:p>
      <text:p text:style-name="Standard"><text:s text:c="4"/>display: flex;</text:p>
      <text:p text:style-name="Standard"><text:s text:c="4"/>flex-direction: column;</text:p>
      <text:p text:style-name="Standard"><text:s text:c="4"/>align-items: center;</text:p>
      <text:p text:style-name="Standard"><text:s text:c="4"/>color: rgb(0, 10, 6);</text:p>
      <text:p text:style-name="Standard">}</text:p>
      <text:p text:style-name="Standard"/>
      <text:p text:style-name="Standard">form input[type="email"],</text:p>
      <text:p text:style-name="Standard">form input[type="text"] {</text:p>
      <text:p text:style-name="Standard"><text:s text:c="4"/>width: 300px;</text:p>
      <text:p text:style-name="Standard"><text:s text:c="4"/>height: 30px;</text:p>
      <text:p text:style-name="Standard"><text:s text:c="4"/>font-size: 20px;</text:p>
      <text:p text:style-name="Standard"><text:s text:c="4"/>color: #020100;</text:p>
      <text:p text:style-name="Standard"><text:s text:c="4"/>background-color: #49ee49;</text:p>
      <text:p text:style-name="Standard"><text:s text:c="4"/>border-radius: 40px;</text:p>
      <text:p text:style-name="Standard"><text:s text:c="4"/>margin: 10px;</text:p>
      <text:p text:style-name="Standard"><text:s text:c="4"/>border: none;</text:p>
      <text:p text:style-name="Standard"><text:s text:c="4"/>padding-left: 10px;</text:p>
      <text:p text:style-name="Standard">}</text:p>
      <text:p text:style-name="Standard"/>
      <text:p text:style-name="Standard">form label {</text:p>
      <text:p text:style-name="Standard"><text:s text:c="4"/>font-size: 20px;</text:p>
      <text:p text:style-name="Standard"><text:s text:c="4"/>color: #020100;</text:p>
      <text:p text:style-name="Standard">}</text:p>
      <text:p text:style-name="Standard"/>
      <text:p text:style-name="Standard">form label input {</text:p>
      <text:p text:style-name="Standard"><text:s text:c="4"/>color: #22cc0b;</text:p>
      <text:p text:style-name="Standard"><text:s text:c="4"/>text-align: center;</text:p>
      <text:p text:style-name="Standard">}</text:p>
      <text:p text:style-name="Standard">Style du formulaire : disposition en colonne, alignement, style des champs et des labels.</text:p>
      <text:p text:style-name="Standard"/>
      <text:p text:style-name="Standard"/>
      <text:p text:style-name="Standard"/>
      <text:p text:style-name="Standard">🦶 Pied de page</text:p>
      <text:p text:style-name="Standard">css</text:p>
      <text:p text:style-name="Standard">Copier</text:p>
      <text:p text:style-name="Standard">Modifier</text:p>
      <text:p text:style-name="Standard">footer {</text:p>
      <text:p text:style-name="Standard"><text:s text:c="4"/>text-align: center;</text:p>
      <text:p text:style-name="Standard"><text:s text:c="4"/>padding: 20px;</text:p>
      <text:p text:style-name="Standard"><text:s text:c="4"/>background: #050505;</text:p>
      <text:p text:style-name="Standard"><text:s text:c="4"/>color: #cbd4d4;</text:p>
      <text:p text:style-name="Standard">}</text:p>
      <text:p text:style-name="Standard">Style du pied de page : alignement, espacement, couleur de fond et du texte.</text:p>
      <text:p text:style-name="Standard"/>
      <text:p text:style-name="Standard"/>
      <text:p text:style-name="Standard"/>
      <text:p text:style-name="Standard"><text:soft-page-break/>🍔 Menu burger (pour mobile)</text:p>
      <text:p text:style-name="Standard">css</text:p>
      <text:p text:style-name="Standard">Copier</text:p>
      <text:p text:style-name="Standard">Modifier</text:p>
      <text:p text:style-name="Standard">.burger {</text:p>
      <text:p text:style-name="Standard"><text:s text:c="4"/>display: none;</text:p>
      <text:p text:style-name="Standard"><text:s text:c="4"/>width: 30px;</text:p>
      <text:p text:style-name="Standard"><text:s text:c="4"/>position: absolute;</text:p>
      <text:p text:style-name="Standard"><text:s text:c="4"/>right: 20px;</text:p>
      <text:p text:style-name="Standard"><text:s text:c="4"/>cursor: pointer;</text:p>
      <text:p text:style-name="Standard">}</text:p>
      <text:p text:style-name="Standard">Style du menu burger : caché par défaut, positionné à droite, curseur en forme de main.</text:p>
      <text:p text:style-name="Standard"/>
      <text:p text:style-name="Standard"/>
      <text:p text:style-name="Standard"/>
      <text:p text:style-name="Standard">📱 Responsive design</text:p>
      <text:p text:style-name="Standard">css</text:p>
      <text:p text:style-name="Standard">Copier</text:p>
      <text:p text:style-name="Standard">Modifier</text:p>
      <text:p text:style-name="Standard">@media screen and (max-width:942px) {</text:p>
      <text:p text:style-name="Standard"><text:s text:c="4"/>nav.navbar {</text:p>
      <text:p text:style-name="Standard"><text:s text:c="8"/>flex-direction: column;</text:p>
      <text:p text:style-name="Standard"><text:s text:c="8"/>padding: 10px 0px;</text:p>
      <text:p text:style-name="Standard"><text:s text:c="8"/>text-align: center;</text:p>
      <text:p text:style-name="Standard"><text:s text:c="4"/>}</text:p>
      <text:p text:style-name="Standard"/>
      <text:p text:style-name="Standard"><text:s text:c="4"/>.logo {</text:p>
      <text:p text:style-name="Standard"><text:s text:c="8"/>margin-bottom: 10px;</text:p>
      <text:p text:style-name="Standard"><text:s text:c="4"/>}</text:p>
      <text:p text:style-name="Standard"/>
      <text:p text:style-name="Standard"><text:s text:c="4"/>.nav-links {</text:p>
      <text:p text:style-name="Standard"><text:s text:c="8"/>display: none;</text:p>
      <text:p text:style-name="Standard"><text:s text:c="8"/>position: absolute;</text:p>
      <text:p text:style-name="Standard"><text:s text:c="4"/>}</text:p>
      <text:p text:style-name="Standard"/>
      <text:p text:style-name="Standard"><text:s text:c="4"/>.burger {</text:p>
      <text:p text:style-name="Standard"><text:s text:c="8"/>display: block;</text:p>
      <text:p text:style-name="Standard"><text:s text:c="4"/>}</text:p>
      <text:p text:style-name="Standard">}</text:p>
      <text:p text:style-name="Standard">Règles pour les écrans de largeur maximale de 942px : réorganisation de la barre de navigation, affichage du menu burger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01:09:07.633631026</meta:creation-date>
    <dc:date>2025-05-23T01:13:36.733811006</dc:date>
    <meta:editing-duration>PT4M30S</meta:editing-duration>
    <meta:editing-cycles>1</meta:editing-cycles>
    <meta:document-statistic meta:table-count="0" meta:image-count="0" meta:object-count="0" meta:page-count="8" meta:paragraph-count="307" meta:word-count="1007" meta:character-count="6874" meta:non-whitespace-character-count="5682"/>
    <meta:generator>LibreOffice/24.2.7.2$Linux_X86_64 LibreOffice_project/420$Build-2</meta:generator>
  </office:meta>
</office:document-meta>
</file>